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Gill Sans MT_CCJU" fo:font-style="normal" style:font-style-asian="normal" style:font-weight-asian="normal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-0.159cm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5" style:family="paragraph" style:parent-style-name="Footer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tyle="normal" style:font-style-asian="normal" style:font-weight-asian="normal" style:font-style-complex="normal" style:font-weight-complex="normal"/>
    </style:style>
    <style:style style:name="P6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_entete#%</text:p>
      <text:p text:style-name="P1">%#include AL/commun/dateAdresse/dateAdresse#%</text:p>
      <text:p text:style-name="P1"/>
      <text:p text:style-name="P1"/>
      <text:p text:style-name="P1">%#include AL/declarationVersement/declarationVersementInfoCommun#%</text:p>
      <text:p text:style-name="P1"/>
      <text:p text:style-name="P1">%#include AL/declarationVersement/declarationVersementList#%</text:p>
      <text:p text:style-name="P1"/>
      <text:p text:style-name="P2">%=remLineWhenBlank(declaration_versement_destination_text,-1)=%</text:p>
      <text:p text:style-name="P1"/>
      <text:p text:style-name="P1"/>
      <text:p text:style-name="P4">%#include AL/commun/signatures/standard#%</text:p>
      <text:p text:style-name="P3">%=pushToEnd()=%</text:p>
      <text:p text:style-name="P5">%#include AL/declarationVersement/declarationVersement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25T16:00:14</meta:creation-date>
    <dc:creator>Julien TSCHAPPAT</dc:creator>
    <dc:date>2011-08-19T15:44:56</dc:date>
    <meta:editing-cycles>42</meta:editing-cycles>
    <meta:editing-duration>PT1H46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32" meta:character-count="376"/>
  </office:meta>
</office:document-meta>
</file>